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12e0b5" officeooo:paragraph-rsid="0012e0b5"/>
    </style:style>
    <style:style style:name="P2" style:family="paragraph" style:parent-style-name="Standard">
      <style:text-properties style:font-name="Courier New" fo:font-weight="bold" officeooo:rsid="0012e0b5" officeooo:paragraph-rsid="0012e0b5" style:font-weight-asian="bold" style:font-weight-complex="bold"/>
    </style:style>
    <style:style style:name="P3" style:family="paragraph" style:parent-style-name="Standard">
      <style:text-properties style:font-name="Courier New" fo:font-weight="bold" officeooo:rsid="0012f937" officeooo:paragraph-rsid="0012f937" style:font-weight-asian="bold" style:font-weight-complex="bold"/>
    </style:style>
    <style:style style:name="P4" style:family="paragraph" style:parent-style-name="Standard">
      <style:text-properties style:font-name="Courier New" fo:font-weight="bold" officeooo:rsid="0013e2cb" officeooo:paragraph-rsid="0013e2cb" style:font-weight-asian="bold" style:font-weight-complex="bold"/>
    </style:style>
    <style:style style:name="T1" style:family="text">
      <style:text-properties officeooo:rsid="0012f937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VERY DAY I HAVE THE BLUES</text:p>
      <text:p text:style-name="P2"/>
      <text:p text:style-name="P2"/>
      <text:p text:style-name="P3">E <text:s text:c="9"/>A <text:s text:c="19"/>E</text:p>
      <text:p text:style-name="P1">Everyday, everyday I have the blues </text:p>
      <text:p text:style-name="P2"><text:s text:c="2"/><text:span text:style-name="T1">A <text:s text:c="28"/>E</text:span></text:p>
      <text:p text:style-name="P1">Everyday, everyday I have the blues </text:p>
      <text:p text:style-name="P4">B7</text:p>
      <text:p text:style-name="P1">When you see me worried baby </text:p>
      <text:p text:style-name="P4">A <text:s text:c="26"/>E</text:p>
      <text:p text:style-name="P1">Because it's you I hate to lose </text:p>
      <text:p text:style-name="P1"/>
      <text:p text:style-name="P1"/>
      <text:p text:style-name="P1">Oh nobody loves me, nobody seems to care </text:p>
      <text:p text:style-name="P1"/>
      <text:p text:style-name="P1">Yes nobody loves me, nobody seems to care </text:p>
      <text:p text:style-name="P1"/>
      <text:p text:style-name="P1">Speaking of bad luck and trouble </text:p>
      <text:p text:style-name="P1"/>
      <text:p text:style-name="P1">Well you know I had my share </text:p>
      <text:p text:style-name="P1"/>
      <text:p text:style-name="P1"/>
      <text:p text:style-name="P1">I'm gonna pack my suitcase, move on down the line </text:p>
      <text:p text:style-name="P1"/>
      <text:p text:style-name="P1">Yes I'm gonna pack my suitcase, move on down the line </text:p>
      <text:p text:style-name="P1"/>
      <text:p text:style-name="P1">Where there ain't nobody worried </text:p>
      <text:p text:style-name="P1"/>
      <text:p text:style-name="P1">And there ain't nobody cry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9:23:41.319912000</meta:creation-date>
    <dc:date>2017-04-24T08:53:52.072398000</dc:date>
    <meta:editing-duration>PT9M51S</meta:editing-duration>
    <meta:editing-cycles>3</meta:editing-cycles>
    <meta:generator>LibreOffice/5.2.5.1$MacOSX_X86_64 LibreOffice_project/0312e1a284a7d50ca85a365c316c7abbf20a4d22</meta:generator>
    <meta:print-date>2017-04-24T08:54:51.970374000</meta:print-date>
    <meta:document-statistic meta:table-count="0" meta:image-count="0" meta:object-count="0" meta:page-count="1" meta:paragraph-count="17" meta:word-count="99" meta:character-count="567" meta:non-whitespace-character-count="390"/>
  </office:meta>
</office:document-meta>
</file>